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nt_5f_metric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nt_metric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Line_Ht</text:p>
          </table:table-cell>
          <table:table-cell table:style-name="ce1" office:value-type="string" calcext:value-type="string">
            <text:p>XHt</text:p>
          </table:table-cell>
          <table:table-cell table:style-name="ce1" office:value-type="string" calcext:value-type="string">
            <text:p>Letter_Ht</text:p>
          </table:table-cell>
          <table:table-cell table:style-name="ce1" office:value-type="string" calcext:value-type="string">
            <text:p>Letter_Wd</text:p>
          </table:table-cell>
          <table:table-cell table:style-name="ce1" office:value-type="string" calcext:value-type="string">
            <text:p>Scale</text:p>
          </table:table-cell>
          <table:table-cell table:style-name="ce12" office:value-type="string" calcext:value-type="string">
            <text:p>X_Ht (33%)</text:p>
          </table:table-cell>
          <table:table-cell table:style-name="ce15" office:value-type="string" calcext:value-type="string">
            <text:p>CharWD/LineHT</text:p>
          </table:table-cell>
          <table:table-cell table:style-name="ce1" office:value-type="string" calcext:value-type="string">
            <text:p>ChWD/HT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kshar Unicod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88" calcext:value-type="float">
            <text:p>88</text:p>
          </table:table-cell>
          <table:table-cell table:style-name="ce13" table:formula="of:=[.C2]/[.B2]" office:value-type="percentage" office:value="0.268041237113402" calcext:value-type="percentage">
            <text:p>27%</text:p>
          </table:table-cell>
          <table:table-cell table:style-name="ce16" table:formula="of:=[.E2]/[.B2]" office:value-type="percentage" office:value="0.278350515463918" calcext:value-type="percentage">
            <text:p>28%</text:p>
          </table:table-cell>
          <table:table-cell table:style-name="ce19" table:formula="of:=[.E2]/[.D2]" office:value-type="percentage" office:value="1.08" calcext:value-type="percentage">
            <text:p>10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nnamayya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.5" calcext:value-type="float">
            <text:p>36.5</text:p>
          </table:table-cell>
          <table:table-cell table:style-name="ce6" office:value-type="float" office:value="34.5" calcext:value-type="float">
            <text:p>34.5</text:p>
          </table:table-cell>
          <table:table-cell table:style-name="ce9" office:value-type="float" office:value="69" calcext:value-type="float">
            <text:p>69</text:p>
          </table:table-cell>
          <table:table-cell table:style-name="ce13" table:formula="of:=[.C3]/[.B3]" office:value-type="percentage" office:value="0.317307692307692" calcext:value-type="percentage">
            <text:p>32%</text:p>
          </table:table-cell>
          <table:table-cell table:style-name="ce16" table:formula="of:=[.E3]/[.B3]" office:value-type="percentage" office:value="0.331730769230769" calcext:value-type="percentage">
            <text:p>33%</text:p>
          </table:table-cell>
          <table:table-cell table:style-name="ce19" table:formula="of:=[.E3]/[.D3]" office:value-type="percentage" office:value="0.945205479452055" calcext:value-type="percentage">
            <text:p>95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athura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4]/[.B4]" office:value-type="percentage" office:value="0.232758620689655" calcext:value-type="percentage">
            <text:p>23%</text:p>
          </table:table-cell>
          <table:table-cell table:style-name="ce16" table:formula="of:=[.E4]/[.B4]" office:value-type="percentage" office:value="0.189655172413793" calcext:value-type="percentage">
            <text:p>19%</text:p>
          </table:table-cell>
          <table:table-cell table:style-name="ce19" table:formula="of:=[.E4]/[.D4]" office:value-type="percentage" office:value="0.785714285714286" calcext:value-type="percentage">
            <text:p>79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hurjati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5]/[.B5]" office:value-type="percentage" office:value="0.325301204819277" calcext:value-type="percentage">
            <text:p>33%</text:p>
          </table:table-cell>
          <table:table-cell table:style-name="ce16" table:formula="of:=[.E5]/[.B5]" office:value-type="percentage" office:value="0.349397590361446" calcext:value-type="percentage">
            <text:p>35%</text:p>
          </table:table-cell>
          <table:table-cell table:style-name="ce19" table:formula="of:=[.E5]/[.D5]" office:value-type="percentage" office:value="1.20833333333333" calcext:value-type="percentage">
            <text:p>121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-Telugu OT</text:p>
          </table:table-cell>
          <table:table-cell table:style-name="ce2" office:value-type="float" office:value="312.5" calcext:value-type="float">
            <text:p>312.5</text:p>
          </table:table-cell>
          <table:table-cell table:style-name="ce2" office:value-type="float" office:value="261.5" calcext:value-type="float">
            <text:p>261.5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float" office:value="29" calcext:value-type="float">
            <text:p>29</text:p>
          </table:table-cell>
          <table:table-cell table:style-name="ce10" office:value-type="float" office:value="80" calcext:value-type="float">
            <text:p>80</text:p>
          </table:table-cell>
          <table:table-cell table:style-name="ce14"/>
          <table:table-cell table:style-name="ce17"/>
          <table:table-cell table:style-name="ce19" table:formula="of:=[.E6]/[.D6]" office:value-type="percentage" office:value="0.783783783783784" calcext:value-type="percentage">
            <text:p>7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autami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float" office:value="74" calcext:value-type="float">
            <text:p>74</text:p>
          </table:table-cell>
          <table:table-cell table:style-name="ce13" table:formula="of:=[.C7]/[.B7]" office:value-type="percentage" office:value="0.316326530612245" calcext:value-type="percentage">
            <text:p>32%</text:p>
          </table:table-cell>
          <table:table-cell table:style-name="ce16" table:formula="of:=[.E7]/[.B7]" office:value-type="percentage" office:value="0.357142857142857" calcext:value-type="percentage">
            <text:p>36%</text:p>
          </table:table-cell>
          <table:table-cell table:style-name="ce19" table:formula="of:=[.E7]/[.D7]" office:value-type="percentage" office:value="0.972222222222222" calcext:value-type="percentage">
            <text:p>97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dugu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8]/[.B8]" office:value-type="percentage" office:value="0.245614035087719" calcext:value-type="percentage">
            <text:p>25%</text:p>
          </table:table-cell>
          <table:table-cell table:style-name="ce16" table:formula="of:=[.E8]/[.B8]" office:value-type="percentage" office:value="0.350877192982456" calcext:value-type="percentage">
            <text:p>35%</text:p>
          </table:table-cell>
          <table:table-cell table:style-name="ce19" table:formula="of:=[.E8]/[.D8]" office:value-type="percentage" office:value="1.48148148148148" calcext:value-type="percentage">
            <text:p>14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Amma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.5" calcext:value-type="float">
            <text:p>27.5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9]/[.B9]" office:value-type="percentage" office:value="0.319148936170213" calcext:value-type="percentage">
            <text:p>32%</text:p>
          </table:table-cell>
          <table:table-cell table:style-name="ce16" table:formula="of:=[.E9]/[.B9]" office:value-type="percentage" office:value="0.340425531914894" calcext:value-type="percentage">
            <text:p>34%</text:p>
          </table:table-cell>
          <table:table-cell table:style-name="ce19" table:formula="of:=[.E9]/[.D9]" office:value-type="percentage" office:value="1.16363636363636" calcext:value-type="percentage">
            <text:p>116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Amruta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10]/[.B10]" office:value-type="percentage" office:value="0.341463414634146" calcext:value-type="percentage">
            <text:p>34%</text:p>
          </table:table-cell>
          <table:table-cell table:style-name="ce16" table:formula="of:=[.E10]/[.B10]" office:value-type="percentage" office:value="0.402439024390244" calcext:value-type="percentage">
            <text:p>40%</text:p>
          </table:table-cell>
          <table:table-cell table:style-name="ce19" table:formula="of:=[.E10]/[.D10]" office:value-type="percentage" office:value="0.942857142857143" calcext:value-type="percentage">
            <text:p>9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Atreya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11]/[.B11]" office:value-type="percentage" office:value="0.375" calcext:value-type="percentage">
            <text:p>38%</text:p>
          </table:table-cell>
          <table:table-cell table:style-name="ce16" table:formula="of:=[.E11]/[.B11]" office:value-type="percentage" office:value="0.3875" calcext:value-type="percentage">
            <text:p>39%</text:p>
          </table:table-cell>
          <table:table-cell table:style-name="ce19" table:formula="of:=[.E11]/[.D11]" office:value-type="percentage" office:value="1.14814814814815" calcext:value-type="percentage">
            <text:p>115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Chandana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.5" calcext:value-type="float">
            <text:p>29.5</text:p>
          </table:table-cell>
          <table:table-cell table:style-name="ce6" office:value-type="float" office:value="27.5" calcext:value-type="float">
            <text:p>27.5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12]/[.B12]" office:value-type="percentage" office:value="0.363636363636364" calcext:value-type="percentage">
            <text:p>36%</text:p>
          </table:table-cell>
          <table:table-cell table:style-name="ce16" table:formula="of:=[.E12]/[.B12]" office:value-type="percentage" office:value="0.357142857142857" calcext:value-type="percentage">
            <text:p>36%</text:p>
          </table:table-cell>
          <table:table-cell table:style-name="ce19" table:formula="of:=[.E12]/[.D12]" office:value-type="percentage" office:value="0.932203389830508" calcext:value-type="percentage">
            <text:p>93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Deva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13]/[.B13]" office:value-type="percentage" office:value="0.329268292682927" calcext:value-type="percentage">
            <text:p>33%</text:p>
          </table:table-cell>
          <table:table-cell table:style-name="ce16" table:formula="of:=[.E13]/[.B13]" office:value-type="percentage" office:value="0.317073170731707" calcext:value-type="percentage">
            <text:p>32%</text:p>
          </table:table-cell>
          <table:table-cell table:style-name="ce19" table:formula="of:=[.E13]/[.D13]" office:value-type="percentage" office:value="0.928571428571429" calcext:value-type="percentage">
            <text:p>93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Draupadi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14]/[.B14]" office:value-type="percentage" office:value="0.345238095238095" calcext:value-type="percentage">
            <text:p>35%</text:p>
          </table:table-cell>
          <table:table-cell table:style-name="ce16" table:formula="of:=[.E14]/[.B14]" office:value-type="percentage" office:value="0.357142857142857" calcext:value-type="percentage">
            <text:p>36%</text:p>
          </table:table-cell>
          <table:table-cell table:style-name="ce19" table:formula="of:=[.E14]/[.D14]" office:value-type="percentage" office:value="1.07142857142857" calcext:value-type="percentage">
            <text:p>1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IST-TLOTGolkonda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82" calcext:value-type="float">
            <text:p>82</text:p>
          </table:table-cell>
          <table:table-cell table:style-name="ce13" table:formula="of:=[.C15]/[.B15]" office:value-type="percentage" office:value="0.337349397590361" calcext:value-type="percentage">
            <text:p>34%</text:p>
          </table:table-cell>
          <table:table-cell table:style-name="ce17"/>
          <table:table-cell table:style-name="ce19" table:formula="of:=[.E15]/[.D15]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Krishna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16]/[.B16]" office:value-type="percentage" office:value="0.344827586206897" calcext:value-type="percentage">
            <text:p>34%</text:p>
          </table:table-cell>
          <table:table-cell table:style-name="ce16" table:formula="of:=[.E16]/[.B16]" office:value-type="percentage" office:value="0.344827586206897" calcext:value-type="percentage">
            <text:p>34%</text:p>
          </table:table-cell>
          <table:table-cell table:style-name="ce19" table:formula="of:=[.E16]/[.D16]" office:value-type="percentage" office:value="0.882352941176471" calcext:value-type="percentage">
            <text:p>8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Manu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17]/[.B17]" office:value-type="percentage" office:value="0.363636363636364" calcext:value-type="percentage">
            <text:p>36%</text:p>
          </table:table-cell>
          <table:table-cell table:style-name="ce16" table:formula="of:=[.E17]/[.B17]" office:value-type="percentage" office:value="0.350649350649351" calcext:value-type="percentage">
            <text:p>35%</text:p>
          </table:table-cell>
          <table:table-cell table:style-name="ce19" table:formula="of:=[.E17]/[.D17]" office:value-type="percentage" office:value="0.9" calcext:value-type="percentage">
            <text:p>9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Menaka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18]/[.B18]" office:value-type="percentage" office:value="0.333333333333333" calcext:value-type="percentage">
            <text:p>33%</text:p>
          </table:table-cell>
          <table:table-cell table:style-name="ce16" table:formula="of:=[.E18]/[.B18]" office:value-type="percentage" office:value="0.333333333333333" calcext:value-type="percentage">
            <text:p>33%</text:p>
          </table:table-cell>
          <table:table-cell table:style-name="ce19" table:formula="of:=[.E18]/[.D18]" office:value-type="percentage" office:value="1.03571428571429" calcext:value-type="percentage">
            <text:p>10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Pavan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.5" calcext:value-type="float">
            <text:p>36.5</text:p>
          </table:table-cell>
          <table:table-cell table:style-name="ce6" office:value-type="float" office:value="32.5" calcext:value-type="float">
            <text:p>32.5</text:p>
          </table:table-cell>
          <table:table-cell table:style-name="ce9" office:value-type="float" office:value="69" calcext:value-type="float">
            <text:p>69</text:p>
          </table:table-cell>
          <table:table-cell table:style-name="ce13" table:formula="of:=[.C19]/[.B19]" office:value-type="percentage" office:value="0.33" calcext:value-type="percentage">
            <text:p>33%</text:p>
          </table:table-cell>
          <table:table-cell table:style-name="ce16" table:formula="of:=[.E19]/[.B19]" office:value-type="percentage" office:value="0.325" calcext:value-type="percentage">
            <text:p>33%</text:p>
          </table:table-cell>
          <table:table-cell table:style-name="ce19" table:formula="of:=[.E19]/[.D19]" office:value-type="percentage" office:value="0.89041095890411" calcext:value-type="percentage">
            <text:p>89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IST-TLOTPriya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table:style-name="ce6" office:value-type="float" office:value="48" calcext:value-type="float">
            <text:p>48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20]/[.B20]" office:value-type="percentage" office:value="0.329268292682927" calcext:value-type="percentage">
            <text:p>33%</text:p>
          </table:table-cell>
          <table:table-cell table:style-name="ce16"/>
          <table:table-cell table:style-name="ce19" table:formula="of:=[.E20]/[.D20]" office:value-type="percentage" office:value="1.41176470588235" calcext:value-type="percentage">
            <text:p>141%</text:p>
          </table:table-cell>
          <table:table-cell table:style-name="ce1" office:value-type="string" calcext:value-type="string">
            <text:p>Elimina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IST-TLOTRaja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72" calcext:value-type="float">
            <text:p>72</text:p>
          </table:table-cell>
          <table:table-cell table:style-name="ce13" table:formula="of:=[.C21]/[.B21]" office:value-type="percentage" office:value="0.380952380952381" calcext:value-type="percentage">
            <text:p>38%</text:p>
          </table:table-cell>
          <table:table-cell table:style-name="ce17"/>
          <table:table-cell table:style-name="ce19" table:formula="of:=[.E21]/[.D21]" office:value-type="percentage" office:value="1" calcext:value-type="percentage">
            <text:p>100%</text:p>
          </table:table-cell>
          <table:table-cell table:style-name="ce1" office:value-type="string" calcext:value-type="string">
            <text:p>Eliminat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IST-TLOTRajani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22]/[.B22]" office:value-type="percentage" office:value="0.341463414634146" calcext:value-type="percentage">
            <text:p>34%</text:p>
          </table:table-cell>
          <table:table-cell table:style-name="ce16" table:formula="of:=[.E22]/[.B22]" office:value-type="percentage" office:value="0.317073170731707" calcext:value-type="percentage">
            <text:p>32%</text:p>
          </table:table-cell>
          <table:table-cell table:style-name="ce19" table:formula="of:=[.E22]/[.D22]" office:value-type="percentage" office:value="0.928571428571429" calcext:value-type="percentage">
            <text:p>93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Sanjana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23]/[.B23]" office:value-type="percentage" office:value="0.329268292682927" calcext:value-type="percentage">
            <text:p>33%</text:p>
          </table:table-cell>
          <table:table-cell table:style-name="ce16" table:formula="of:=[.E23]/[.B23]" office:value-type="percentage" office:value="0.25609756097561" calcext:value-type="percentage">
            <text:p>26%</text:p>
          </table:table-cell>
          <table:table-cell table:style-name="ce19" table:formula="of:=[.E23]/[.D23]" office:value-type="percentage" office:value="0.7" calcext:value-type="percentage">
            <text:p>7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Sitar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24]/[.B24]" office:value-type="percentage" office:value="0.352941176470588" calcext:value-type="percentage">
            <text:p>35%</text:p>
          </table:table-cell>
          <table:table-cell table:style-name="ce16" table:formula="of:=[.E24]/[.B24]" office:value-type="percentage" office:value="0.341176470588235" calcext:value-type="percentage">
            <text:p>34%</text:p>
          </table:table-cell>
          <table:table-cell table:style-name="ce19" table:formula="of:=[.E24]/[.D24]" office:value-type="percentage" office:value="0.935483870967742" calcext:value-type="percentage">
            <text:p>9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Swami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25]/[.B25]" office:value-type="percentage" office:value="0.379746835443038" calcext:value-type="percentage">
            <text:p>38%</text:p>
          </table:table-cell>
          <table:table-cell table:style-name="ce16"/>
          <table:table-cell table:style-name="ce19" table:formula="of:=[.E25]/[.D25]" office:value-type="percentage" office:value="1.25" calcext:value-type="percentage">
            <text:p>125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ST-TLOTVennela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9" office:value-type="float" office:value="74" calcext:value-type="float">
            <text:p>74</text:p>
          </table:table-cell>
          <table:table-cell table:style-name="ce13" table:formula="of:=[.C26]/[.B26]" office:value-type="percentage" office:value="0.392405063291139" calcext:value-type="percentage">
            <text:p>39%</text:p>
          </table:table-cell>
          <table:table-cell table:style-name="ce16" table:formula="of:=[.E26]/[.B26]" office:value-type="percentage" office:value="0.291139240506329" calcext:value-type="percentage">
            <text:p>29%</text:p>
          </table:table-cell>
          <table:table-cell table:style-name="ce19" table:formula="of:=[.E26]/[.D26]" office:value-type="percentage" office:value="0.741935483870968" calcext:value-type="percentage">
            <text:p>7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urajada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float" office:value="74" calcext:value-type="float">
            <text:p>74</text:p>
          </table:table-cell>
          <table:table-cell table:style-name="ce13" table:formula="of:=[.C27]/[.B27]" office:value-type="percentage" office:value="0.258333333333333" calcext:value-type="percentage">
            <text:p>26%</text:p>
          </table:table-cell>
          <table:table-cell table:style-name="ce16" table:formula="of:=[.E27]/[.B27]" office:value-type="percentage" office:value="0.316666666666667" calcext:value-type="percentage">
            <text:p>32%</text:p>
          </table:table-cell>
          <table:table-cell table:style-name="ce19" table:formula="of:=[.E27]/[.D27]" office:value-type="percentage" office:value="1.11764705882353" calcext:value-type="percentage">
            <text:p>112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IMS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28]/[.B28]" office:value-type="percentage" office:value="0.27027027027027" calcext:value-type="percentage">
            <text:p>27%</text:p>
          </table:table-cell>
          <table:table-cell table:style-name="ce16" table:formula="of:=[.E28]/[.B28]" office:value-type="percentage" office:value="0.27027027027027" calcext:value-type="percentage">
            <text:p>27%</text:p>
          </table:table-cell>
          <table:table-cell table:style-name="ce19" table:formula="of:=[.E28]/[.D28]" office:value-type="percentage" office:value="0.833333333333333" calcext:value-type="percentage">
            <text:p>83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anaka Durga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29]/[.B29]" office:value-type="percentage" office:value="0.367088607594937" calcext:value-type="percentage">
            <text:p>37%</text:p>
          </table:table-cell>
          <table:table-cell table:style-name="ce16" table:formula="of:=[.E29]/[.B29]" office:value-type="percentage" office:value="0.379746835443038" calcext:value-type="percentage">
            <text:p>38%</text:p>
          </table:table-cell>
          <table:table-cell table:style-name="ce19" table:formula="of:=[.E29]/[.D29]" office:value-type="percentage" office:value="0.810810810810811" calcext:value-type="percentage">
            <text:p>81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kkiReddy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30]/[.B30]" office:value-type="percentage" office:value="0.28" calcext:value-type="percentage">
            <text:p>28%</text:p>
          </table:table-cell>
          <table:table-cell table:style-name="ce16" table:formula="of:=[.E30]/[.B30]" office:value-type="percentage" office:value="0.33" calcext:value-type="percentage">
            <text:p>33%</text:p>
          </table:table-cell>
          <table:table-cell table:style-name="ce19" table:formula="of:=[.E30]/[.D30]" office:value-type="percentage" office:value="1.17857142857143" calcext:value-type="percentage">
            <text:p>11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hit Telugu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31]/[.B31]" office:value-type="percentage" office:value="0.238938053097345" calcext:value-type="percentage">
            <text:p>24%</text:p>
          </table:table-cell>
          <table:table-cell table:style-name="ce16" table:formula="of:=[.E31]/[.B31]" office:value-type="percentage" office:value="0.221238938053097" calcext:value-type="percentage">
            <text:p>22%</text:p>
          </table:table-cell>
          <table:table-cell table:style-name="ce19" table:formula="of:=[.E31]/[.D31]" office:value-type="percentage" office:value="0.862068965517241" calcext:value-type="percentage">
            <text:p>86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llanna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32]/[.B32]" office:value-type="percentage" office:value="0.337349397590361" calcext:value-type="percentage">
            <text:p>34%</text:p>
          </table:table-cell>
          <table:table-cell table:style-name="ce16" table:formula="of:=[.E32]/[.B32]" office:value-type="percentage" office:value="0.349397590361446" calcext:value-type="percentage">
            <text:p>35%</text:p>
          </table:table-cell>
          <table:table-cell table:style-name="ce19" table:formula="of:=[.E32]/[.D32]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dal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33]/[.B33]" office:value-type="percentage" office:value="0.36" calcext:value-type="percentage">
            <text:p>36%</text:p>
          </table:table-cell>
          <table:table-cell table:style-name="ce16" table:formula="of:=[.E33]/[.B33]" office:value-type="percentage" office:value="0.333333333333333" calcext:value-type="percentage">
            <text:p>33%</text:p>
          </table:table-cell>
          <table:table-cell table:style-name="ce19" table:formula="of:=[.E33]/[.D33]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ndakam</text:p>
          </table:table-cell>
          <table:table-cell table:style-name="ce2" office:value-type="float" office:value="297.5" calcext:value-type="float">
            <text:p>297.5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float" office:value="30" calcext:value-type="float">
            <text:p>3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80" calcext:value-type="float">
            <text:p>80</text:p>
          </table:table-cell>
          <table:table-cell table:style-name="ce14"/>
          <table:table-cell table:style-name="ce17"/>
          <table:table-cell table:style-name="ce19" table:formula="of:=[.E34]/[.D34]" office:value-type="percentage" office:value="1" calcext:value-type="percentage">
            <text:p>100%</text:p>
          </table:table-cell>
          <table:table-cell table:style-name="ce1" office:value-type="string" calcext:value-type="string">
            <text:p>Eliminat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andini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35]/[.B35]" office:value-type="percentage" office:value="0.325581395348837" calcext:value-type="percentage">
            <text:p>33%</text:p>
          </table:table-cell>
          <table:table-cell table:style-name="ce16" table:formula="of:=[.E35]/[.B35]" office:value-type="percentage" office:value="0.313953488372093" calcext:value-type="percentage">
            <text:p>31%</text:p>
          </table:table-cell>
          <table:table-cell table:style-name="ce19" table:formula="of:=[.E35]/[.D35]" office:value-type="percentage" office:value="0.818181818181818" calcext:value-type="percentage">
            <text:p>82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ATS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6" office:value-type="float" office:value="39" calcext:value-type="float">
            <text:p>39</text:p>
          </table:table-cell>
          <table:table-cell table:style-name="ce9" office:value-type="float" office:value="65" calcext:value-type="float">
            <text:p>65</text:p>
          </table:table-cell>
          <table:table-cell table:style-name="ce13" table:formula="of:=[.C36]/[.B36]" office:value-type="percentage" office:value="0.282258064516129" calcext:value-type="percentage">
            <text:p>28%</text:p>
          </table:table-cell>
          <table:table-cell table:style-name="ce16" table:formula="of:=[.E36]/[.B36]" office:value-type="percentage" office:value="0.314516129032258" calcext:value-type="percentage">
            <text:p>31%</text:p>
          </table:table-cell>
          <table:table-cell table:style-name="ce19" table:formula="of:=[.E36]/[.D36]" office:value-type="percentage" office:value="1.18181818181818" calcext:value-type="percentage">
            <text:p>118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rmala UI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40.5" calcext:value-type="float">
            <text:p>240.5</text:p>
          </table:table-cell>
          <table:table-cell table:style-name="ce2" office:value-type="float" office:value="36" calcext:value-type="float">
            <text:p>36</text:p>
          </table:table-cell>
          <table:table-cell table:style-name="ce7" office:value-type="float" office:value="34" calcext:value-type="float">
            <text:p>34</text:p>
          </table:table-cell>
          <table:table-cell table:style-name="ce10" office:value-type="float" office:value="80" calcext:value-type="float">
            <text:p>80</text:p>
          </table:table-cell>
          <table:table-cell table:style-name="ce14"/>
          <table:table-cell table:style-name="ce17"/>
          <table:table-cell table:style-name="ce19" table:formula="of:=[.E37]/[.D37]" office:value-type="percentage" office:value="0.944444444444444" calcext:value-type="percentage">
            <text:p>9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to Sans Telugu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38]/[.B38]" office:value-type="percentage" office:value="0.384615384615385" calcext:value-type="percentage">
            <text:p>38%</text:p>
          </table:table-cell>
          <table:table-cell table:style-name="ce16" table:formula="of:=[.E38]/[.B38]" office:value-type="percentage" office:value="0.435897435897436" calcext:value-type="percentage">
            <text:p>44%</text:p>
          </table:table-cell>
          <table:table-cell table:style-name="ce19" table:formula="of:=[.E38]/[.D38]" office:value-type="percentage" office:value="0.971428571428571" calcext:value-type="percentage">
            <text:p>97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TR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39]/[.B39]" office:value-type="percentage" office:value="0.294736842105263" calcext:value-type="percentage">
            <text:p>29%</text:p>
          </table:table-cell>
          <table:table-cell table:style-name="ce16" table:formula="of:=[.E39]/[.B39]" office:value-type="percentage" office:value="0.326315789473684" calcext:value-type="percentage">
            <text:p>33%</text:p>
          </table:table-cell>
          <table:table-cell table:style-name="ce19" table:formula="of:=[.E39]/[.D39]" office:value-type="percentage" office:value="0.911764705882353" calcext:value-type="percentage">
            <text:p>91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eddan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40]/[.B40]" office:value-type="percentage" office:value="0.29" calcext:value-type="percentage">
            <text:p>29%</text:p>
          </table:table-cell>
          <table:table-cell table:style-name="ce16" table:formula="of:=[.E40]/[.B40]" office:value-type="percentage" office:value="0.3" calcext:value-type="percentage">
            <text:p>30%</text:p>
          </table:table-cell>
          <table:table-cell table:style-name="ce19" table:formula="of:=[.E40]/[.D40]" office:value-type="percentage" office:value="1.15384615384615" calcext:value-type="percentage">
            <text:p>115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onnala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41]/[.B41]" office:value-type="percentage" office:value="0.27" calcext:value-type="percentage">
            <text:p>27%</text:p>
          </table:table-cell>
          <table:table-cell table:style-name="ce16" table:formula="of:=[.E41]/[.B41]" office:value-type="percentage" office:value="0.29" calcext:value-type="percentage">
            <text:p>29%</text:p>
          </table:table-cell>
          <table:table-cell table:style-name="ce19" table:formula="of:=[.E41]/[.D41]" office:value-type="percentage" office:value="1.07407407407407" calcext:value-type="percentage">
            <text:p>107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othana20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42]/[.B42]" office:value-type="percentage" office:value="0.282828282828283" calcext:value-type="percentage">
            <text:p>28%</text:p>
          </table:table-cell>
          <table:table-cell table:style-name="ce16" table:formula="of:=[.E42]/[.B42]" office:value-type="percentage" office:value="0.252525252525252" calcext:value-type="percentage">
            <text:p>25%</text:p>
          </table:table-cell>
          <table:table-cell table:style-name="ce19" table:formula="of:=[.E42]/[.D42]" office:value-type="percentage" office:value="0.78125" calcext:value-type="percentage">
            <text:p>7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otti Sreeramulu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style-name="ce9" office:value-type="float" office:value="88" calcext:value-type="float">
            <text:p>88</text:p>
          </table:table-cell>
          <table:table-cell table:style-name="ce13" table:formula="of:=[.C43]/[.B43]" office:value-type="percentage" office:value="0.317073170731707" calcext:value-type="percentage">
            <text:p>32%</text:p>
          </table:table-cell>
          <table:table-cell table:style-name="ce16" table:formula="of:=[.E43]/[.B43]" office:value-type="percentage" office:value="0.439024390243902" calcext:value-type="percentage">
            <text:p>44%</text:p>
          </table:table-cell>
          <table:table-cell table:style-name="ce19" table:formula="of:=[.E43]/[.D43]" office:value-type="percentage" office:value="1.09090909090909" calcext:value-type="percentage">
            <text:p>109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urushothama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44]/[.B44]" office:value-type="percentage" office:value="0.394366197183099" calcext:value-type="percentage">
            <text:p>39%</text:p>
          </table:table-cell>
          <table:table-cell table:style-name="ce16" table:formula="of:=[.E44]/[.B44]" office:value-type="percentage" office:value="0.408450704225352" calcext:value-type="percentage">
            <text:p>41%</text:p>
          </table:table-cell>
          <table:table-cell table:style-name="ce19" table:formula="of:=[.E44]/[.D44]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mabhadra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34" calcext:value-type="float">
            <text:p>34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45]/[.B45]" office:value-type="percentage" office:value="0.277777777777778" calcext:value-type="percentage">
            <text:p>28%</text:p>
          </table:table-cell>
          <table:table-cell table:style-name="ce16" table:formula="of:=[.E45]/[.B45]" office:value-type="percentage" office:value="0.314814814814815" calcext:value-type="percentage">
            <text:p>31%</text:p>
          </table:table-cell>
          <table:table-cell table:style-name="ce19" table:formula="of:=[.E45]/[.D45]" office:value-type="percentage" office:value="1.09677419354839" calcext:value-type="percentage">
            <text:p>11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maneeyaWin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46]/[.B46]" office:value-type="percentage" office:value="0.333333333333333" calcext:value-type="percentage">
            <text:p>33%</text:p>
          </table:table-cell>
          <table:table-cell table:style-name="ce16" table:formula="of:=[.E46]/[.B46]" office:value-type="percentage" office:value="0.333333333333333" calcext:value-type="percentage">
            <text:p>33%</text:p>
          </table:table-cell>
          <table:table-cell table:style-name="ce19" table:formula="of:=[.E46]/[.D46]" office:value-type="percentage" office:value="0.967741935483871" calcext:value-type="percentage">
            <text:p>97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maraja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47]/[.B47]" office:value-type="percentage" office:value="0.285714285714286" calcext:value-type="percentage">
            <text:p>29%</text:p>
          </table:table-cell>
          <table:table-cell table:style-name="ce16" table:formula="of:=[.E47]/[.B47]" office:value-type="percentage" office:value="0.306122448979592" calcext:value-type="percentage">
            <text:p>31%</text:p>
          </table:table-cell>
          <table:table-cell table:style-name="ce19" table:formula="of:=[.E47]/[.D47]" office:value-type="percentage" office:value="0.9375" calcext:value-type="percentage">
            <text:p>9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viPrakash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74" calcext:value-type="float">
            <text:p>74</text:p>
          </table:table-cell>
          <table:table-cell table:style-name="ce13" table:formula="of:=[.C48]/[.B48]" office:value-type="percentage" office:value="0.26271186440678" calcext:value-type="percentage">
            <text:p>26%</text:p>
          </table:table-cell>
          <table:table-cell table:style-name="ce16" table:formula="of:=[.E48]/[.B48]" office:value-type="percentage" office:value="0.245762711864407" calcext:value-type="percentage">
            <text:p>25%</text:p>
          </table:table-cell>
          <table:table-cell table:style-name="ce19" table:formula="of:=[.E48]/[.D48]" office:value-type="percentage" office:value="0.935483870967742" calcext:value-type="percentage">
            <text:p>9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ree Krushnadevaraya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49]/[.B49]" office:value-type="percentage" office:value="0.241935483870968" calcext:value-type="percentage">
            <text:p>24%</text:p>
          </table:table-cell>
          <table:table-cell table:style-name="ce16" table:formula="of:=[.E49]/[.B49]" office:value-type="percentage" office:value="0.282258064516129" calcext:value-type="percentage">
            <text:p>28%</text:p>
          </table:table-cell>
          <table:table-cell table:style-name="ce19" table:formula="of:=[.E49]/[.D49]" office:value-type="percentage" office:value="1.09375" calcext:value-type="percentage">
            <text:p>109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bhadr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50]/[.B50]" office:value-type="percentage" office:value="0.302083333333333" calcext:value-type="percentage">
            <text:p>30%</text:p>
          </table:table-cell>
          <table:table-cell table:style-name="ce16" table:formula="of:=[.E50]/[.B50]" office:value-type="percentage" office:value="0.28125" calcext:value-type="percentage">
            <text:p>28%</text:p>
          </table:table-cell>
          <table:table-cell table:style-name="ce19" table:formula="of:=[.E50]/[.D50]" office:value-type="percentage" office:value="0.84375" calcext:value-type="percentage">
            <text:p>84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gun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" calcext:value-type="float">
            <text:p>42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float" office:value="74" calcext:value-type="float">
            <text:p>74</text:p>
          </table:table-cell>
          <table:table-cell table:style-name="ce13" table:formula="of:=[.C51]/[.B51]" office:value-type="percentage" office:value="0.326315789473684" calcext:value-type="percentage">
            <text:p>33%</text:p>
          </table:table-cell>
          <table:table-cell table:style-name="ce16" table:formula="of:=[.E51]/[.B51]" office:value-type="percentage" office:value="0.294736842105263" calcext:value-type="percentage">
            <text:p>29%</text:p>
          </table:table-cell>
          <table:table-cell table:style-name="ce19" table:formula="of:=[.E51]/[.D51]" office:value-type="percentage" office:value="0.666666666666667" calcext:value-type="percentage">
            <text:p>67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ranna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float" office:value="82" calcext:value-type="float">
            <text:p>82</text:p>
          </table:table-cell>
          <table:table-cell table:style-name="ce13" table:formula="of:=[.C52]/[.B52]" office:value-type="percentage" office:value="0.337349397590361" calcext:value-type="percentage">
            <text:p>34%</text:p>
          </table:table-cell>
          <table:table-cell table:style-name="ce16" table:formula="of:=[.E52]/[.B52]" office:value-type="percentage" office:value="0.301204819277108" calcext:value-type="percentage">
            <text:p>30%</text:p>
          </table:table-cell>
          <table:table-cell table:style-name="ce19" table:formula="of:=[.E52]/[.D52]" office:value-type="percentage" office:value="0.806451612903226" calcext:value-type="percentage">
            <text:p>81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raVara_Samhit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6" office:value-type="float" office:value="30" calcext:value-type="float">
            <text:p>30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53]/[.B53]" office:value-type="percentage" office:value="0.315217391304348" calcext:value-type="percentage">
            <text:p>32%</text:p>
          </table:table-cell>
          <table:table-cell table:style-name="ce16" table:formula="of:=[.E53]/[.B53]" office:value-type="percentage" office:value="0.326086956521739" calcext:value-type="percentage">
            <text:p>33%</text:p>
          </table:table-cell>
          <table:table-cell table:style-name="ce19" table:formula="of:=[.E53]/[.D53]" office:value-type="percentage" office:value="0.882352941176471" calcext:value-type="percentage">
            <text:p>8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RAVARA_Swarna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54]/[.B54]" office:value-type="percentage" office:value="0.305263157894737" calcext:value-type="percentage">
            <text:p>31%</text:p>
          </table:table-cell>
          <table:table-cell table:style-name="ce16" table:formula="of:=[.E54]/[.B54]" office:value-type="percentage" office:value="0.294736842105263" calcext:value-type="percentage">
            <text:p>29%</text:p>
          </table:table-cell>
          <table:table-cell table:style-name="ce19" table:formula="of:=[.E54]/[.D54]" office:value-type="percentage" office:value="0.848484848484848" calcext:value-type="percentage">
            <text:p>85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ravaram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55]/[.B55]" office:value-type="percentage" office:value="0.267857142857143" calcext:value-type="percentage">
            <text:p>27%</text:p>
          </table:table-cell>
          <table:table-cell table:style-name="ce16" table:formula="of:=[.E55]/[.B55]" office:value-type="percentage" office:value="0.3125" calcext:value-type="percentage">
            <text:p>31%</text:p>
          </table:table-cell>
          <table:table-cell table:style-name="ce19" table:formula="of:=[.E55]/[.D55]" office:value-type="percentage" office:value="1.12903225806452" calcext:value-type="percentage">
            <text:p>113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yamala Ramana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6" office:value-type="float" office:value="37" calcext:value-type="float">
            <text:p>37</text:p>
          </table:table-cell>
          <table:table-cell table:style-name="ce9" office:value-type="float" office:value="79" calcext:value-type="float">
            <text:p>79</text:p>
          </table:table-cell>
          <table:table-cell table:style-name="ce13" table:formula="of:=[.C56]/[.B56]" office:value-type="percentage" office:value="0.333333333333333" calcext:value-type="percentage">
            <text:p>33%</text:p>
          </table:table-cell>
          <table:table-cell table:style-name="ce16" table:formula="of:=[.E56]/[.B56]" office:value-type="percentage" office:value="0.425287356321839" calcext:value-type="percentage">
            <text:p>43%</text:p>
          </table:table-cell>
          <table:table-cell table:style-name="ce19" table:formula="of:=[.E56]/[.D56]" office:value-type="percentage" office:value="1.08823529411765" calcext:value-type="percentage">
            <text:p>109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naliRamakrishna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9" office:value-type="float" office:value="72" calcext:value-type="float">
            <text:p>72</text:p>
          </table:table-cell>
          <table:table-cell table:style-name="ce13" table:formula="of:=[.C57]/[.B57]" office:value-type="percentage" office:value="0.293577981651376" calcext:value-type="percentage">
            <text:p>29%</text:p>
          </table:table-cell>
          <table:table-cell table:style-name="ce16" table:formula="of:=[.E57]/[.B57]" office:value-type="percentage" office:value="0.293577981651376" calcext:value-type="percentage">
            <text:p>29%</text:p>
          </table:table-cell>
          <table:table-cell table:style-name="ce19" table:formula="of:=[.E57]/[.D57]" office:value-type="percentage" office:value="1.03225806451613" calcext:value-type="percentage">
            <text:p>103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immana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float" office:value="72" calcext:value-type="float">
            <text:p>72</text:p>
          </table:table-cell>
          <table:table-cell table:style-name="ce13" table:formula="of:=[.C58]/[.B58]" office:value-type="percentage" office:value="0.299065420560748" calcext:value-type="percentage">
            <text:p>30%</text:p>
          </table:table-cell>
          <table:table-cell table:style-name="ce16" table:formula="of:=[.E58]/[.B58]" office:value-type="percentage" office:value="0.327102803738318" calcext:value-type="percentage">
            <text:p>33%</text:p>
          </table:table-cell>
          <table:table-cell table:style-name="ce19" table:formula="of:=[.E58]/[.D58]" office:value-type="percentage" office:value="1.12903225806452" calcext:value-type="percentage">
            <text:p>113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jram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float" office:value="76" calcext:value-type="float">
            <text:p>76</text:p>
          </table:table-cell>
          <table:table-cell table:style-name="ce13" table:formula="of:=[.C59]/[.B59]" office:value-type="percentage" office:value="0.288461538461538" calcext:value-type="percentage">
            <text:p>29%</text:p>
          </table:table-cell>
          <table:table-cell table:style-name="ce16" table:formula="of:=[.E59]/[.B59]" office:value-type="percentage" office:value="0.298076923076923" calcext:value-type="percentage">
            <text:p>30%</text:p>
          </table:table-cell>
          <table:table-cell table:style-name="ce19" table:formula="of:=[.E59]/[.D59]" office:value-type="percentage" office:value="0.885714285714286" calcext:value-type="percentage">
            <text:p>89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ni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60]/[.B60]" office:value-type="percentage" office:value="0.329268292682927" calcext:value-type="percentage">
            <text:p>33%</text:p>
          </table:table-cell>
          <table:table-cell table:style-name="ce16" table:formula="of:=[.E60]/[.B60]" office:value-type="percentage" office:value="0.329268292682927" calcext:value-type="percentage">
            <text:p>33%</text:p>
          </table:table-cell>
          <table:table-cell table:style-name="ce19" table:formula="of:=[.E60]/[.D60]" office:value-type="percentage" office:value="0.9" calcext:value-type="percentage">
            <text:p>9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emana200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float" office:value="85" calcext:value-type="float">
            <text:p>85</text:p>
          </table:table-cell>
          <table:table-cell table:style-name="ce13" table:formula="of:=[.C61]/[.B61]" office:value-type="percentage" office:value="0.313953488372093" calcext:value-type="percentage">
            <text:p>31%</text:p>
          </table:table-cell>
          <table:table-cell table:style-name="ce16" table:formula="of:=[.E61]/[.B61]" office:value-type="percentage" office:value="0.325581395348837" calcext:value-type="percentage">
            <text:p>33%</text:p>
          </table:table-cell>
          <table:table-cell table:style-name="ce19" table:formula="of:=[.E61]/[.D61]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1" table:number-rows-repeated="940">
          <table:table-cell table:number-columns-repeated="7"/>
          <table:table-cell table:style-name="ce18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ont_metrics.G2:font_metrics.G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H2:font_metrics.H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I2:font_metrics.I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F2:font_metrics.F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font_metrics.E2:font_metrics.E6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nt_5f_metrics" style:display-name="PageStyle_font_metr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2" meta:object-count="0"/>
    <meta:generator>LibreOfficeDev/6.0.5.2$Linux_X86_64 LibreOffice_project/</meta:generator>
  </office:meta>
</office:document-meta>
</file>